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font-size="12pt" officeooo:rsid="001f31fb" officeooo:paragraph-rsid="001f31fb" style:font-size-asian="12pt" style:font-size-complex="12pt"/>
    </style:style>
    <style:style style:name="P2" style:family="paragraph" style:parent-style-name="Standard">
      <style:text-properties style:font-name="Liberation Serif1" fo:font-size="12pt" officeooo:rsid="001f31fb" officeooo:paragraph-rsid="0020cfbc" style:font-size-asian="12pt" style:font-size-complex="12pt"/>
    </style:style>
    <style:style style:name="P3" style:family="paragraph" style:parent-style-name="Standard">
      <style:text-properties style:font-name="Liberation Serif1" fo:font-size="12pt" officeooo:rsid="000b5c13" officeooo:paragraph-rsid="00223446" style:font-size-asian="12pt" style:font-size-complex="12pt"/>
    </style:style>
    <style:style style:name="P4" style:family="paragraph" style:parent-style-name="Standard">
      <style:text-properties style:font-name="Liberation Serif1" fo:font-size="12pt" officeooo:rsid="000b5c13" officeooo:paragraph-rsid="0023af85" style:font-size-asian="12pt" style:font-size-complex="12pt"/>
    </style:style>
    <style:style style:name="P5" style:family="paragraph" style:parent-style-name="Standard">
      <style:text-properties style:font-name="Liberation Serif1" fo:font-size="12pt" officeooo:rsid="0023af85" officeooo:paragraph-rsid="0023af85" style:font-size-asian="12pt" style:font-size-complex="12pt"/>
    </style:style>
    <style:style style:name="P6" style:family="paragraph" style:parent-style-name="Standard">
      <style:text-properties style:font-name="Liberation Serif1" fo:font-size="12pt" fo:font-weight="bold" officeooo:rsid="0023af85" officeooo:paragraph-rsid="0023af85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style:font-name="Liberation Serif1" fo:font-size="12pt" officeooo:rsid="000b5c13" officeooo:paragraph-rsid="001f31fb" style:font-size-asian="12pt" style:font-size-complex="12pt"/>
    </style:style>
    <style:style style:name="P8" style:family="paragraph" style:parent-style-name="Preformatted_20_Text">
      <style:text-properties style:font-name="Liberation Serif1" fo:font-size="12pt" officeooo:rsid="000b5c13" officeooo:paragraph-rsid="0020cfbc" style:font-size-asian="12pt" style:font-size-complex="12pt"/>
    </style:style>
    <style:style style:name="P9" style:family="paragraph" style:parent-style-name="Preformatted_20_Text">
      <style:text-properties style:font-name="Liberation Serif1" fo:font-size="12pt" officeooo:rsid="000b5c13" officeooo:paragraph-rsid="0023af85" style:font-size-asian="12pt" style:font-size-complex="12pt"/>
    </style:style>
    <style:style style:name="P10" style:family="paragraph" style:parent-style-name="Preformatted_20_Text">
      <style:text-properties style:font-name="Liberation Serif1" fo:font-size="12pt" officeooo:rsid="0020cfbc" officeooo:paragraph-rsid="0020cfbc" style:font-size-asian="12pt" style:font-size-complex="12pt"/>
    </style:style>
    <style:style style:name="P11" style:family="paragraph" style:parent-style-name="Preformatted_20_Text">
      <style:text-properties style:font-name="Liberation Serif1" fo:font-size="12pt" officeooo:rsid="00223446" officeooo:paragraph-rsid="00223446" style:font-size-asian="12pt" style:font-size-complex="12pt"/>
    </style:style>
    <style:style style:name="P12" style:family="paragraph" style:parent-style-name="Preformatted_20_Text">
      <style:text-properties style:font-name="Liberation Serif1" fo:font-size="12pt" officeooo:rsid="0023af85" officeooo:paragraph-rsid="0023af85" style:font-size-asian="12pt" style:font-size-complex="12pt"/>
    </style:style>
    <style:style style:name="P13" style:family="paragraph" style:parent-style-name="Preformatted_20_Text">
      <style:text-properties style:font-name="Liberation Serif1" fo:font-size="12pt" fo:font-weight="bold" officeooo:rsid="0020cfbc" officeooo:paragraph-rsid="0020cfbc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Liberation Serif1" fo:font-size="12pt" fo:font-weight="bold" officeooo:rsid="00223446" officeooo:paragraph-rsid="00223446" style:font-size-asian="12pt" style:font-weight-asian="bold" style:font-size-complex="12pt" style:font-weight-complex="bold"/>
    </style:style>
    <style:style style:name="P15" style:family="paragraph" style:parent-style-name="Preformatted_20_Text">
      <style:text-properties style:font-name="Liberation Serif1" fo:font-size="12pt" fo:font-weight="normal" officeooo:rsid="00223446" officeooo:paragraph-rsid="00223446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style:font-name="Liberation Serif1" fo:font-size="12pt" fo:font-weight="normal" officeooo:rsid="00223446" officeooo:paragraph-rsid="0023af85" style:font-size-asian="12pt" style:font-weight-asian="normal" style:font-size-complex="12pt" style:font-weight-complex="normal"/>
    </style:style>
    <style:style style:name="P17" style:family="paragraph" style:parent-style-name="Preformatted_20_Text">
      <style:text-properties style:font-name="Liberation Serif1" fo:font-size="12pt" fo:font-weight="normal" officeooo:rsid="0023af85" officeooo:paragraph-rsid="0023af85" style:font-size-asian="12pt" style:font-weight-asian="normal" style:font-size-complex="12pt" style:font-weight-complex="normal"/>
    </style:style>
    <style:style style:name="T1" style:family="text">
      <style:text-properties officeooo:rsid="001f31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5c13"/>
    </style:style>
    <style:style style:name="T4" style:family="text">
      <style:text-properties officeooo:rsid="0020cfbc"/>
    </style:style>
    <style:style style:name="T5" style:family="text">
      <style:text-properties officeooo:rsid="00223446"/>
    </style:style>
    <style:style style:name="T6" style:family="text">
      <style:text-properties officeooo:rsid="0023af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: Gehirnexplosion <text:tab/>→ Warum Großhirnexplosion des Menschen?<text:tab/><text:tab/>(1)</text:p>
      <text:p text:style-name="P1"><text:tab/><text:tab/><text:tab/><text:tab/>→ Welche neuen Fähigkeiten dazugewonnen?<text:tab/><text:tab/>(2)</text:p>
      <text:p text:style-name="P1"><text:tab/><text:tab/><text:tab/><text:tab/>→ Nutzen der neuen Fähigkeiten<text:tab/><text:tab/><text:tab/><text:tab/>(3)</text:p>
      <text:p text:style-name="P1"><text:tab/><text:tab/><text:tab/><text:tab/>→ Probleme durch Konflikt Großhirn ↔ St<text:span text:style-name="T5">a</text:span>mmhirn<text:tab/>(4)</text:p>
      <text:p text:style-name="P1"><text:tab/><text:tab/><text:tab/><text:tab/>→ Kurze Parabel<text:tab/><text:tab/><text:tab/><text:tab/><text:tab/><text:tab/>(5)</text:p>
      <text:p text:style-name="P1"><text:span text:style-name="T2"/></text:p>
      <text:p text:style-name="P2"><text:span text:style-name="T2">1)</text:span></text:p>
      <text:p text:style-name="P2">MAN WEIẞ ES NICHT</text:p>
      <text:p text:style-name="P1">Aber:<text:tab/>- <text:span text:style-name="T3">Gehirn schoss massiv übers Ziel hinaus, </text:span>da</text:p>
      <text:p text:style-name="P7"><text:tab/><text:span text:style-name="T1">- </text:span>Cro-Magnon Mensch <text:span text:style-name="T1">bereits vor </text:span>100.000 Jahren gleiches Gehirn</text:p>
      <text:p text:style-name="P7"><text:tab/><text:span text:style-name="T4">- Mensch wusste es nicht zu gebrauchen</text:span></text:p>
      <text:p text:style-name="P7"><text:tab/><text:span text:style-name="T1">→</text:span>Überentwicklung nicht durch Darwin'sche Evolutionstheorie erklärbar, <text:span text:style-name="T4">da eigentlich</text:span></text:p>
      <text:p text:style-name="P8"><text:tab/><text:tab/><text:span text:style-name="T4">- </text:span>evolution<text:span text:style-name="T4">äre</text:span> Entw. nur in kleine<text:span text:style-name="T4">n</text:span> Schritten <text:span text:style-name="T4">für Ü</text:span>berlebens<text:span text:style-name="T4">- &amp; Vermehrungs</text:span>vorteil</text:p>
      <text:p text:style-name="P8"/>
      <text:p text:style-name="P13">2)</text:p>
      <text:p text:style-name="P10">- Möglichkeit von <text:span text:style-name="T3">Vernunft </text:span>statt<text:span text:style-name="T3"> Emotionen</text:span></text:p>
      <text:p text:style-name="P10"><text:tab/>→ <text:span text:style-name="T3">Gehirn </text:span>= <text:s/><text:span text:style-name="T3">Rechen</text:span>- &amp; Denk<text:span text:style-name="T3">maschine </text:span>für den Menschen</text:p>
      <text:p text:style-name="P10"><text:tab/>→ <text:span text:style-name="T3">Gehirn = Organ, welches der Besitzer nicht </text:span>direkt <text:span text:style-name="T3">zu gebrauchen weiß</text:span></text:p>
      <text:p text:style-name="P10">- Ermöglicht Lernen von <text:span text:style-name="T3">Sprach</text:span>e<text:span text:style-name="T3">, Rechen</text:span>- &amp; Logik<text:span text:style-name="T3">verständnis, Naturwissenschafts</text:span>ausübung sowie<text:span text:style-name="T3"> </text:span>von <text:span text:style-name="T3">Philosophie, Kunst </text:span>&amp; Musik</text:p>
      <text:p text:style-name="P11">= Ausloten der neuen Fähigkeiten </text:p>
      <text:p text:style-name="P8"><text:tab/><text:span text:style-name="T4">→ </text:span><text:span text:style-name="T2">geistige Evolution</text:span> <text:span text:style-name="T4">↔ Begriff: Lernpotentialevolution &gt; biologische Evolutionstheorie</text:span></text:p>
      <text:p text:style-name="P8"/>
      <text:p text:style-name="P14">3)</text:p>
      <text:p text:style-name="P11">- Zukunftsorientiertes Denken &amp; Handeln</text:p>
      <text:p text:style-name="P11">- Lösen / Umgehen immer komplizierterer Probleme / Hürden</text:p>
      <text:p text:style-name="P11"><text:tab/>→ Erforschen der eigenen Möglichkeiten</text:p>
      <text:p text:style-name="P11">- Bildung einer Lebenserhaltenden Kultur auf Basis von Verständigung und Arbeitsteilung</text:p>
      <text:p text:style-name="P11">- Forschungsfortschritte → Erfindungen → weiterer Forschungsfortschritt</text:p>
      <text:p text:style-name="P11">- Herausbildung als dominierende Lebensform</text:p>
      <text:p text:style-name="P11"/>
      <text:p text:style-name="P14">4)</text:p>
      <text:p text:style-name="P15">- c<text:span text:style-name="T3">hronische</text:span>r<text:span text:style-name="T3"> Konflikt: <text:s/>neue</text:span>s<text:span text:style-name="T3"> Gehirn (Hirnrinde) und archaische</text:span>s<text:span text:style-name="T3"> Gehirn (Hirnstamm)</text:span></text:p>
      <text:p text:style-name="P15"><text:tab/>→ <text:span text:style-name="T3">Vernunft </text:span>gegen<text:span text:style-name="T3"> Emotionen</text:span></text:p>
      <text:p text:style-name="P15"><text:tab/>→ Begründung gegen <text:span text:style-name="T6">Lust<text:tab/><text:tab/>ETC ETC</text:span></text:p>
      <text:p text:style-name="P16"><text:tab/>→ Logik gegen Bauchgefühl</text:p>
      <text:p text:style-name="P17">- jahrtausendelange <text:s/><text:span text:style-name="T3">Erforschungsdauer aufgrund des Konfliktes</text:span></text:p>
      <text:p text:style-name="P17"><text:tab/>→ Stammhirn übernimmt teilweise → kein rationales Denken möglich</text:p>
      <text:p text:style-name="P17">→ WIEDER: <text:span text:style-name="T3">Gehirn = Organ, welches der Besitzer nicht zu gebrauchen weiß</text:span></text:p>
      <text:p text:style-name="P3"/>
      <text:p text:style-name="P6">5)</text:p>
      <text:p text:style-name="P4">- Analphabet benötigt Additionshilfe <text:span text:style-name="T6">für seinen Laden</text:span></text:p>
      <text:p text:style-name="P5">- betet dafür, ABER</text:p>
      <text:p text:style-name="P9">- bekommt von <text:span text:style-name="T6">Dämon </text:span>viel zu komplexe &amp; komplizierte Rechenmaschiene <text:span text:style-name="T6">mit Handbuch</text:span></text:p>
      <text:p text:style-name="P12">- kann nicht lesen → kein Verständniss der Bedienung</text:p>
      <text:p text:style-name="P9">- <text:span text:style-name="T6">frustrierte </text:span>Tritt<text:span text:style-name="T6">e gegen Maschine</text:span></text:p>
      <text:p text:style-name="P12">- DADURCH ADDITION</text:p>
      <text:p text:style-name="P12"><text:span text:style-name="T3"><text:tab/></text:span>→ <text:span text:style-name="T3">kann mit Tritten addieren (benutzt Maschine</text:span> aber <text:span text:style-name="T3">falsch)</text:span></text:p>
      <text:p text:style-name="P9">- Nachkommen lernen <text:span text:style-name="T6">über Jahrhunderte</text:span> immer mehr von Maschiene</text:p>
      <text:p text:style-name="P12">- können schließlich multiplizieren</text:p>
      <text:p text:style-name="P9">- <text:span text:style-name="T6">ABER: </text:span>können nie alles herausfinden</text:p>
      <text:p text:style-name="P12">→ Maschine = Gehirn<text:tab/>→ Analphabet = Wi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8:43:09.022428251</meta:creation-date>
    <dc:date>2017-12-19T19:21:43.825078891</dc:date>
    <meta:editing-duration>PT7M33S</meta:editing-duration>
    <meta:editing-cycles>1</meta:editing-cycles>
    <meta:document-statistic meta:table-count="0" meta:image-count="0" meta:object-count="0" meta:page-count="1" meta:paragraph-count="46" meta:word-count="310" meta:character-count="2187" meta:non-whitespace-character-count="1877"/>
    <meta:generator>LibreOffice/5.2.7.2$Linux_X86_64 LibreOffice_project/20m0$Build-2</meta:generator>
  </office:meta>
</office:document-meta>
</file>